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81d41a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cm"/>
    </style:style>
    <style:style style:name="gr1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1d41a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8cm" svg:height="2.1cm" svg:x="2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2.1cm" svg:x="17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draw:transform="rotate (1.5707963267949) translate (2.5cm 15.1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6cm" svg:height="0.962cm" svg:x="2.9cm" svg:y="6.9cm">
          <draw:text-box>
            <text:p>+</text:p>
          </draw:text-box>
        </draw:frame>
        <draw:frame draw:style-name="gr6" draw:text-style-name="P6" draw:layer="layout" svg:width="0.7cm" svg:height="0.962cm" svg:x="3cm" svg:y="7.638cm">
          <draw:text-box>
            <text:p>-</text:p>
          </draw:text-box>
        </draw:frame>
        <draw:frame draw:style-name="gr6" draw:text-style-name="P6" draw:layer="layout" svg:width="0.7cm" svg:height="0.962cm" svg:x="10.5cm" svg:y="13.338cm">
          <draw:text-box>
            <text:p>-</text:p>
          </draw:text-box>
        </draw:frame>
        <draw:frame draw:style-name="gr6" draw:text-style-name="P6" draw:layer="layout" svg:width="0.6cm" svg:height="0.962cm" svg:x="10.4cm" svg:y="12.7cm">
          <draw:text-box>
            <text:p>+</text:p>
          </draw:text-box>
        </draw:frame>
        <draw:line draw:style-name="gr7" draw:text-style-name="P7" draw:layer="layout" svg:x1="18.4cm" svg:y1="7.9cm" svg:x2="18.4cm" svg:y2="6.7cm">
          <text:p/>
        </draw:line>
        <draw:frame draw:style-name="gr8" draw:text-style-name="P8" draw:layer="layout" svg:width="2.6cm" svg:height="1.3cm" svg:x="15.1cm" svg:y="6.8cm">
          <draw:text-box>
            <text:p><text:span text:style-name="T1">Ib=Kb*Vb</text:span></text:p>
          </draw:text-box>
        </draw:frame>
        <draw:frame draw:style-name="gr9" draw:text-style-name="P8" draw:layer="layout" svg:width="2.7cm" svg:height="0.963cm" svg:x="7.7cm" svg:y="13.2cm">
          <draw:text-box>
            <text:p><text:span text:style-name="T1">Vd=Kd*Id</text:span></text:p>
          </draw:text-box>
        </draw:frame>
        <draw:frame draw:style-name="gr10" draw:text-style-name="P8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10" draw:text-style-name="P8" draw:layer="layout" svg:width="1.2cm" svg:height="0.763cm" svg:x="1.2cm" svg:y="13.2cm">
          <draw:text-box>
            <text:p><text:span text:style-name="T1">R6</text:span></text:p>
          </draw:text-box>
        </draw:frame>
        <draw:frame draw:style-name="gr10" draw:text-style-name="P8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10" draw:text-style-name="P8" draw:layer="layout" svg:width="1.2cm" svg:height="0.763cm" svg:x="11.8cm" svg:y="6.4cm">
          <draw:text-box>
            <text:p><text:span text:style-name="T1">R3</text:span></text:p>
          </draw:text-box>
        </draw:frame>
        <draw:frame draw:style-name="gr10" draw:text-style-name="P8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10" draw:text-style-name="P8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10" draw:text-style-name="P8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4cm" svg:height="1.275cm" svg:x="1.3cm" svg:y="7.225cm">
          <draw:text-box>
            <text:p><text:span text:style-name="T1">Vs</text:span></text:p>
          </draw:text-box>
        </draw:frame>
        <draw:frame draw:style-name="gr12" draw:text-style-name="P6" draw:layer="layout" svg:width="1.3cm" svg:height="2.8cm" svg:x="9cm" svg:y="5.7cm">
          <draw:text-box>
            <text:p>+ Vb -</text:p>
          </draw:text-box>
        </draw:frame>
        <draw:line draw:style-name="gr7" draw:text-style-name="P7" draw:layer="layout" svg:x1="4.6cm" svg:y1="13.1cm" svg:x2="4.6cm" svg:y2="15cm">
          <text:p/>
        </draw:line>
        <draw:frame draw:style-name="gr13" draw:text-style-name="P8" draw:layer="layout" svg:width="1.2cm" svg:height="1cm" svg:x="4.7cm" svg:y="13.2cm">
          <draw:text-box>
            <text:p><text:span text:style-name="T1">Id</text:span></text:p>
          </draw:text-box>
        </draw:frame>
        <draw:line draw:style-name="gr14" draw:text-style-name="P7" draw:layer="layout" svg:x1="18.9cm" svg:y1="14.2cm" svg:x2="17.8cm" svg:y2="14.2cm">
          <text:p/>
        </draw:line>
        <draw:line draw:style-name="gr14" draw:text-style-name="P7" draw:layer="layout" svg:x1="18.9cm" svg:y1="13.7cm" svg:x2="17.8cm" svg:y2="13.7cm">
          <text:p/>
        </draw:line>
        <draw:custom-shape draw:style-name="gr15" draw:text-style-name="P4" draw:layer="layout" svg:width="0.4cm" svg:height="0.3cm" svg:x="18.2cm" svg:y="13.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cm" svg:height="1cm" svg:x="16.7cm" svg:y="13.3cm">
          <draw:text-box>
            <text:p>C</text:p>
          </draw:text-box>
        </draw:frame>
        <draw:line draw:style-name="gr16" draw:text-style-name="P7" draw:layer="layout" svg:x1="3.3cm" svg:y1="10.5cm" svg:x2="3.1cm" svg:y2="10.5cm">
          <text:p/>
        </draw:line>
        <draw:line draw:style-name="gr16" draw:text-style-name="P7" draw:layer="layout" svg:x1="3.1cm" svg:y1="9.9cm" svg:x2="3.1cm" svg:y2="11.1cm">
          <text:p/>
        </draw:line>
        <draw:line draw:style-name="gr16" draw:text-style-name="P7" draw:layer="layout" svg:x1="2.9cm" svg:y1="10.2cm" svg:x2="2.9cm" svg:y2="10.9cm">
          <text:p/>
        </draw:line>
        <draw:line draw:style-name="gr16" draw:text-style-name="P7" draw:layer="layout" svg:x1="2.7cm" svg:y1="10.5cm" svg:x2="2.7cm" svg:y2="10.6cm">
          <text:p/>
        </draw:line>
        <draw:frame draw:style-name="gr10" draw:text-style-name="P8" draw:layer="layout" svg:width="1.2cm" svg:height="0.763cm" svg:x="3.3cm" svg:y="9.637cm">
          <draw:text-box>
            <text:p><text:span text:style-name="T1">0</text:span></text:p>
          </draw:text-box>
        </draw:frame>
        <draw:frame draw:style-name="gr10" draw:text-style-name="P8" draw:layer="layout" svg:width="1.2cm" svg:height="0.763cm" svg:x="2.7cm" svg:y="3.4cm">
          <draw:text-box>
            <text:p><text:span text:style-name="T1">1</text:span></text:p>
          </draw:text-box>
        </draw:frame>
        <draw:frame draw:style-name="gr10" draw:text-style-name="P8" draw:layer="layout" svg:width="1.2cm" svg:height="0.763cm" svg:x="10.3cm" svg:y="3.437cm">
          <draw:text-box>
            <text:p><text:span text:style-name="T1">2</text:span></text:p>
          </draw:text-box>
        </draw:frame>
        <draw:frame draw:style-name="gr10" draw:text-style-name="P8" draw:layer="layout" svg:width="1.2cm" svg:height="0.763cm" svg:x="17.9cm" svg:y="3.4cm">
          <draw:text-box>
            <text:p><text:span text:style-name="T1">3</text:span></text:p>
          </draw:text-box>
        </draw:frame>
        <draw:frame draw:style-name="gr10" draw:text-style-name="P8" draw:layer="layout" svg:width="1.2cm" svg:height="0.763cm" svg:x="10.7cm" svg:y="9.637cm">
          <draw:text-box>
            <text:p><text:span text:style-name="T1">5</text:span></text:p>
          </draw:text-box>
        </draw:frame>
        <draw:frame draw:style-name="gr10" draw:text-style-name="P8" draw:layer="layout" svg:width="1.2cm" svg:height="0.763cm" svg:x="18.2cm" svg:y="9.8cm">
          <draw:text-box>
            <text:p><text:span text:style-name="T1">6</text:span></text:p>
          </draw:text-box>
        </draw:frame>
        <draw:line draw:style-name="gr7" draw:text-style-name="P7" draw:layer="layout" svg:x1="19.2cm" svg:y1="13.4cm" svg:x2="19.2cm" svg:y2="14.9cm">
          <text:p/>
        </draw:line>
        <draw:frame draw:style-name="gr13" draw:text-style-name="P9" draw:layer="layout" svg:width="1cm" svg:height="1cm" svg:x="19.1cm" svg:y="13.6cm">
          <draw:text-box>
            <text:p>Ic</text:p>
          </draw:text-box>
        </draw:frame>
        <draw:frame draw:style-name="gr10" draw:text-style-name="P8" draw:layer="layout" svg:width="1.2cm" svg:height="0.763cm" svg:x="3.2cm" svg:y="16cm">
          <draw:text-box>
            <text:p><text:span text:style-name="T1">7</text:span></text:p>
          </draw:text-box>
        </draw:frame>
        <draw:frame draw:style-name="gr10" draw:text-style-name="P8" draw:layer="layout" svg:width="1.2cm" svg:height="0.763cm" svg:x="10.7cm" svg:y="15.837cm">
          <draw:text-box>
            <text:p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7T01:47:03.845971807</dc:date>
    <meta:editing-duration>PT14M5S</meta:editing-duration>
    <meta:editing-cycles>3</meta:editing-cycles>
    <meta:generator>LibreOffice/6.4.6.2$Linux_X86_64 LibreOffice_project/40$Build-2</meta:generator>
    <meta:document-statistic meta:object-count="52"/>
  </office:meta>
</office:document-meta>
</file>